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95b" officeooo:paragraph-rsid="0018c95b"/>
    </style:style>
    <style:style style:name="P2" style:family="paragraph" style:parent-style-name="Standard">
      <style:text-properties officeooo:paragraph-rsid="0018c95b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c95b" officeooo:paragraph-rsid="0018c95b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8c95b" officeooo:paragraph-rsid="0018c95b" style:font-weight-asian="bold" style:font-weight-complex="bold"/>
    </style:style>
    <style:style style:name="P5" style:family="paragraph" style:parent-style-name="Standard">
      <style:text-properties fo:font-weight="bold" officeooo:rsid="0018c95b" officeooo:paragraph-rsid="0019771b" style:font-weight-asian="bold" style:font-weight-complex="bold"/>
    </style:style>
    <style:style style:name="P6" style:family="paragraph" style:parent-style-name="Standard">
      <style:text-properties fo:font-weight="bold" officeooo:paragraph-rsid="0018c95b" style:font-weight-asian="bold" style:font-weight-complex="bold"/>
    </style:style>
    <style:style style:name="P7" style:family="paragraph" style:parent-style-name="Standard">
      <style:text-properties officeooo:rsid="00194545" officeooo:paragraph-rsid="00194545"/>
    </style:style>
    <style:style style:name="P8" style:family="paragraph" style:parent-style-name="Standard">
      <style:text-properties fo:font-weight="normal" officeooo:rsid="001acb01" officeooo:paragraph-rsid="0018c95b" style:font-weight-asian="normal" style:font-weight-complex="normal"/>
    </style:style>
    <style:style style:name="P9" style:family="paragraph" style:parent-style-name="Standard">
      <style:text-properties officeooo:rsid="001efff5" officeooo:paragraph-rsid="001efff5"/>
    </style:style>
    <style:style style:name="T1" style:family="text">
      <style:text-properties officeooo:rsid="0018c9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95b" style:font-weight-asian="bold" style:font-weight-complex="bold"/>
    </style:style>
    <style:style style:name="T4" style:family="text">
      <style:text-properties fo:font-weight="bold" officeooo:rsid="001acb01" style:font-weight-asian="bold" style:font-weight-complex="bold"/>
    </style:style>
    <style:style style:name="T5" style:family="text">
      <style:text-properties fo:font-weight="bold" officeooo:rsid="001cb3da" style:font-weight-asian="bold" style:font-weight-complex="bold"/>
    </style:style>
    <style:style style:name="T6" style:family="text">
      <style:text-properties officeooo:rsid="0019771b"/>
    </style:style>
    <style:style style:name="T7" style:family="text">
      <style:text-properties officeooo:rsid="001acb01"/>
    </style:style>
    <style:style style:name="T8" style:family="text">
      <style:text-properties officeooo:rsid="001cb3da"/>
    </style:style>
    <style:style style:name="T9" style:family="text">
      <style:text-properties fo:color="#c9211e" officeooo:rsid="0018c95b"/>
    </style:style>
    <style:style style:name="T10" style:family="text">
      <style:text-properties fo:color="#c9211e" fo:font-weight="bold" officeooo:rsid="0018c95b" style:font-weight-asian="bold" style:font-weight-complex="bold"/>
    </style:style>
    <style:style style:name="T11" style:family="text">
      <style:text-properties fo:color="#069a2e" officeooo:rsid="0018c95b"/>
    </style:style>
    <style:style style:name="T12" style:family="text">
      <style:text-properties fo:color="#069a2e" fo:font-weight="bold" officeooo:rsid="0018c95b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ff4000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andes TP1: GIT (04-06-2024)</text:p>
      <text:p text:style-name="P1"/>
      <text:p text:style-name="P4"><text:s text:c="4"/>Terminal </text:p>
      <text:p text:style-name="P4">--<text:span text:style-name="T6">Installation GIT</text:span></text:p>
      <text:p text:style-name="P1"><text:s text:c="4"/>0 su root (changeme)</text:p>
      <text:p text:style-name="P1"><text:s text:c="4"/>1 sudo apt install git</text:p>
      <text:p text:style-name="P1"><text:s text:c="4"/>2 <text:s/>git --version</text:p>
      <text:p text:style-name="P1"><text:s text:c="4"/>3 <text:s/>clear</text:p>
      <text:p text:style-name="P1">--<text:span text:style-name="T2"> Création compte GitHub</text:span></text:p>
      <text:p text:style-name="P1"/>
      <text:p text:style-name="P4"><text:s text:c="4"/>Terminal </text:p>
      <text:p text:style-name="P4">--<text:span text:style-name="T6">Configuration compte au niveau de la machine locale</text:span></text:p>
      <text:p text:style-name="P1"><text:s text:c="4"/>4 <text:s/>git config --global user.name "emnaBA2024"</text:p>
      <text:p text:style-name="P1"><text:s text:c="4"/>5 <text:s/>git config --global user.email "emna.guerdelli@cimf.tn"</text:p>
      <text:p text:style-name="P1"><text:s text:c="4"/>6 <text:s/>git config –list</text:p>
      <text:p text:style-name="P5">--modification clavier querty --&gt; azerty</text:p>
      <text:p text:style-name="P1"><text:s text:c="4"/>7 <text:s/>setxkbmap fr </text:p>
      <text:p text:style-name="P1"><text:s text:c="4"/>8 <text:s/>pwd</text:p>
      <text:p text:style-name="P4"><text:s/>--<text:span text:style-name="T7">Création Dossier Dépôt Local</text:span></text:p>
      <text:p text:style-name="P1"><text:s text:c="4"/>9 <text:s/>mkdir TestGit</text:p>
      <text:p text:style-name="P1"><text:s text:c="3"/>10 <text:s/>pwd</text:p>
      <text:p text:style-name="P1"><text:s text:c="3"/>11 <text:s/>cd TestGit/</text:p>
      <text:p text:style-name="P1"><text:s text:c="3"/>12 <text:s/>ll</text:p>
      <text:p text:style-name="P4">--<text:span text:style-name="T7">Clonage du Repository Remote vers Repository Local</text:span></text:p>
      <text:p text:style-name="P1"><text:s text:c="3"/>13 <text:s/>git clone <text:a xlink:type="simple" xlink:href="https://github.com/emnaBA2024/helloTest.git" text:style-name="Internet_20_link" text:visited-style-name="Visited_20_Internet_20_Link">https://github.com/emnaBA2024/helloTest.git</text:a></text:p>
      <text:p text:style-name="P1">-<text:span text:style-name="T4">-Création nouveau fichier au niveau du Repository Local</text:span></text:p>
      <text:p text:style-name="P8"><text:s text:c="3"/>14 <text:s/>ls</text:p>
      <text:p text:style-name="P1"><text:s text:c="3"/>15 <text:s/>cd helloTest/</text:p>
      <text:p text:style-name="P1"><text:s text:c="3"/>16 <text:s/>ll</text:p>
      <text:p text:style-name="P2"><text:span text:style-name="T1"><text:s text:c="3"/>17 <text:s/>touch Hel</text:span><text:span text:style-name="T8">l</text:span><text:span text:style-name="T1">o.py</text:span></text:p>
      <text:p text:style-name="P1"><text:s text:c="3"/>18 <text:s/>vi Hel<text:span text:style-name="T8">l</text:span>o.py </text:p>
      <text:p text:style-name="P1"><text:s text:c="3"/>19 <text:s/>ls</text:p>
      <text:p text:style-name="P4">--<text:span text:style-name="T8">Ajout du nouveau ficher au niveau du dépot local</text:span></text:p>
      <text:p text:style-name="P1"><text:s text:c="3"/>20 <text:s/>git status</text:p>
      <text:p text:style-name="P2"><text:span text:style-name="T1"><text:s text:c="3"/>2</text:span><text:span text:style-name="T8">1 </text:span><text:span text:style-name="T1">git add Hello.py</text:span></text:p>
      <text:p text:style-name="P2"><text:span text:style-name="T1"><text:s text:c="3"/>2</text:span><text:span text:style-name="T8">2</text:span><text:span text:style-name="T1"> git status</text:span></text:p>
      <text:p text:style-name="P6">--<text:span text:style-name="T8">Premier Commit</text:span></text:p>
      <text:p text:style-name="P2"><text:span text:style-name="T1"><text:s text:c="3"/>2</text:span><text:span text:style-name="T8">3 </text:span><text:span text:style-name="T1">git commit -m "first commit"</text:span></text:p>
      <text:p text:style-name="P2"><text:span text:style-name="T1"><text:s text:c="3"/>2</text:span><text:span text:style-name="T8">4 </text:span><text:span text:style-name="T1"><text:s/>git status</text:span></text:p>
      <text:p text:style-name="P4">--Génération Token au niveau Github</text:p>
      <text:p text:style-name="P4">--<text:span text:style-name="T8">Synchroniastion Repository distant et Repository local</text:span></text:p>
      <text:p text:style-name="P2"><text:span text:style-name="T1"><text:s text:c="3"/>2</text:span><text:span text:style-name="T8">5</text:span><text:span text:style-name="T1"> git remote set-url origin https://</text:span><text:span text:style-name="T10">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</text:span><text:span text:style-name="T12">@</text:span><text:span text:style-name="T1">github.com/emnaBA2024/helloTest.git </text:span></text:p>
      <text:p text:style-name="P2"><text:span text:style-name="T2">--</text:span><text:span text:style-name="T5">Premier Push</text:span><text:span text:style-name="T8"> </text:span></text:p>
      <text:p text:style-name="P2"><text:span text:style-name="T1"><text:s text:c="3"/>2</text:span><text:span text:style-name="T8">6 </text:span><text:span text:style-name="T1">git push origin main</text:span></text:p>
      <text:p text:style-name="P2"><text:span text:style-name="T1"><text:s/></text:span><text:span text:style-name="T3"><text:s/>Consultation Github </text:span></text:p>
      <text:p text:style-name="P7">Ajout du nouveau fichier Hello.py</text:p>
      <text:p text:style-name="P7"/>
      <text:p text:style-name="P9"><text:span text:style-name="T14">PAT: </text:span><text:s/><text:span text:style-name="T10">ghp_qOZWvqXPoKjgwFFZwALCX3O38gMilP1NpsM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3:37:39.271648782</meta:creation-date>
    <dc:date>2024-06-04T14:40:20.853239228</dc:date>
    <meta:editing-duration>PT1H2M3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5" meta:word-count="186" meta:character-count="1304" meta:non-whitespace-character-count="1048"/>
  </office:meta>
</office:document-meta>
</file>